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25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253cm" svg:x="1cm" svg:y="5.647cm" presentation:class="title" presentation:user-transformed="true">
          <draw:text-box>
            <text:p>Operating Systems and Hardware Disaggregation<text:line-break/><text:span text:style-name="T1">Where We’re At and Where We’re Going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Nick Gordon</text:p>
            <text:p>04/26/202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utlin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hallenges of scaling hardware resources</text:p>
              </text:list-item>
              <text:list-item>
                <text:p>“The Cloud” and the convergence to the datacenter</text:p>
              </text:list-item>
              <text:list-item>
                <text:p>Critical security issues on the way</text:p>
              </text:list-item>
              <text:list-item>
                <text:p>Revival of microkernels</text:p>
              </text:list-item>
              <text:list-item>
                <text:p>Diversification of hardware: heterogeneity</text:p>
              </text:list-item>
              <text:list-item>
                <text:p>The “next tier” of hardware availability: remote mem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he End of Moore’s Law and the Problems of SMP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t’s been over for a while now, and the main consequences are <text:span text:style-name="T2">different</text:span><text:span text:style-name="T3"> hardware, not newer, better, faster.</text:span></text:p>
              </text:list-item>
              <text:list-item>
                <text:p><text:span text:style-name="T3">Instead of faster CPUs with better IPCs and more aggressive pipelining, we tried massive multicore</text:span></text:p>
                <text:list>
                  <text:list-item>
                    <text:p><text:span text:style-name="T3">Nobody could really figure out how to make this work. Problems of load-balancing, memory bandwidth constraints, parallelism</text:span></text:p>
                  </text:list-item>
                </text:list>
              </text:list-item>
              <text:list-item>
                <text:p><text:span text:style-name="T3">Hardware everywhere starts looking more and more like a distributed system</text:span></text:p>
                <text:list>
                  <text:list-item>
                    <text:p><text:span text:style-name="T3">Datacenters/Cloud: Nodes mounted in racks, connected with e.g. InfiniBand</text:span></text:p>
                  </text:list-item>
                  <text:list-item>
                    <text:p><text:span text:style-name="T3">HPC: Intra-node components connected with high-speed interconnect, e.g. NVLink</text:span></text:p>
                  </text:list-item>
                </text:list>
              </text:list-item>
              <text:list-item>
                <text:p><text:span text:style-name="T3">Usage patterns are different, but the architectures look like they are converg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Resource scaling challenges and multikernels</text:p>
          </draw:text-box>
        </draw:frame>
        <draw:frame presentation:style-name="pr8" draw:text-style-name="P1" draw:layer="layout" svg:width="26cm" svg:height="10.5cm" svg:x="1cm" svg:y="4.025cm" presentation:class="outline" presentation:user-transformed="true">
          <draw:text-box>
            <text:list text:style-name="L2">
              <text:list-item>
                <text:p>First it was too many cores, but now we have too many everything. </text:p>
              </text:list-item>
              <text:list-item>
                <text:p>Having one kernel manage dozens of cores, hundreds of GB of RAM, several devices, etc. only suits HPC</text:p>
                <text:list>
                  <text:list-item>
                    <text:p>Even then, multikernels emerged as a way to drill-down through the OS abstractions</text:p>
                  </text:list-item>
                  <text:list-item>
                    <text:p>On datacenters, utilization is generally more important: Amazon doesn’t want 40% of AWS servers doing nothing because of poor load balancing.</text:p>
                  </text:list-item>
                  <text:list-item>
                    <text:p>Both have tried “carving up” resources to allow more concurrent work to be don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Hardware Disaggregation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To improve utilization, intentionally break the traditional CPU, memory, devices, network model of a computer</text:p>
              </text:list-item>
              <text:list-item>
                <text:p>Based on the recognition that although CPUs have mostly stagnated, memory bandwidth, network latencies have been decreasing: </text:p>
                <text:list>
                  <text:list-item>
                    <text:p>X microsecond Infiniband latencies means that remote memory access is already 10-100x faster than disk, only 10-100x slower than memory</text:p>
                  </text:list-item>
                </text:list>
              </text:list-item>
              <text:list-item>
                <text:p>Main questions remain: how much to disaggregate? How to structure the OS? What does the hardware look lik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First Tries: Breaking ISA Boundarie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 first attempt at spanning the “semantic gap” present in hardware disaggregation. </text:p>
              </text:list-item>
              <text:list-item>
                <text:p>Observation: Non-x86 ISAs are rapidly acquiring market share in datacenters, computers, threatening x86 dominance</text:p>
              </text:list-item>
              <text:list-item>
                <text:p>These other architectures (<text:span text:style-name="T3">ARM, PowerPC, RISC-V) generally have better Instructions/Watt performance than x86, but worse peak performance. Can we have both?</text:span></text:p>
              </text:list-item>
              <text:list-item>
                <text:p><text:span text:style-name="T3">Main challenges to overcome: </text:span></text:p>
                <text:list>
                  <text:list-item>
                    <text:p><text:span text:style-name="T3">Copying memory between hosts is prohibitive.</text:span></text:p>
                  </text:list-item>
                  <text:list-item>
                    <text:p><text:span text:style-name="T3">Different ISAs have different assembly styles: underlying registers, alignments, stacks, etc.</text:span></text:p>
                  </text:list-item>
                  <text:list-item>
                    <text:p><text:span text:style-name="T3">Intermediate results mean you can’t just migrate whenever you want</text:span></text:p>
                  </text:list-item>
                  <text:list-item>
                    <text:p><text:span text:style-name="T3">How do you know when to migra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Breaking ISA Boundarie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pying memory is prohibitive</text:p>
                <text:list>
                  <text:list-item>
                    <text:p>This and Popcorn, their previous work, try to solve this using an on-demand page replication DSM.</text:p>
                  </text:list-item>
                  <text:list-item>
                    <text:p>Focused more on the properties of the ISA and after energy savings</text:p>
                  </text:list-item>
                </text:list>
              </text:list-item>
              <text:list-item>
                <text:p>ISAs have different underlying properties</text:p>
                <text:list>
                  <text:list-item>
                    <text:p>Migration requires state transformation: stack, register assignment</text:p>
                  </text:list-item>
                </text:list>
              </text:list-item>
              <text:list-item>
                <text:p>When to migrate</text:p>
                <text:list>
                  <text:list-item>
                    <text:p>Cross-kernel migration at arbitrary points is not possible, instead at <text:span text:style-name="T2">equivalence points. </text:span><text:span text:style-name="T3">Function boundaries are natural equivalence points</text:span></text:p>
                  </text:list-item>
                  <text:list-item>
                    <text:p><text:span text:style-name="T3">The compiler inserts checks for migration at these equivalence points</text:span></text:p>
                  </text:list-item>
                  <text:list-item>
                    <text:p><text:span text:style-name="T3">Userspace runtime makes a syscall that migrates thread elsew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What problems does this actually solve? How does this fit in?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oks a little like disaggregation: </text:p>
                <text:list>
                  <text:list-item>
                    <text:p>Applications can transparently benefit from differences in ISA</text:p>
                  </text:list-item>
                  <text:list-item>
                    <text:p>A location-independent notion of memory is introduced</text:p>
                  </text:list-item>
                </text:list>
              </text:list-item>
              <text:list-item>
                <text:p>Not performance-oriented: memory model is not very different to that of a VM live migration.</text:p>
              </text:list-item>
              <text:list-item>
                <text:p>A “spiritual predecessor” in some ways.</text:p>
              </text:list-item>
              <text:list-item>
                <text:p>Shows the limitations of approaching heterogeneity with traditional monolithic kernel stru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rgo NodeOS, M3, LegoOS: rethinks of the kernel’s job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cross target domains, OS research is currently “moving the boundary” of the kernel around. Sometimes radically:</text:p>
                <text:list>
                  <text:list-item>
                    <text:p>Argo NodeOS: HPC-focused. Provide <text:span text:style-name="T2">compute containers </text:span><text:span text:style-name="T3">that provide partitioning, push scheduling, device interaction up from the kernel level and provide flexibility to the application.</text:span></text:p>
                  </text:list-item>
                  <text:list-item>
                    <text:p>M3: Reject the failure of manycores, embrace heterogeneity. By connecting heterogeneous manycores together using network-on-chips (NoCs), the “meddling kernel” can be completely removed, improving isolation, application performance, and unifying interfaces.</text:p>
                  </text:list-item>
                  <text:list-item>
                    <text:p><text:span text:style-name="T3">LegoOS: Why stop at cores? Smart NICs and NIC-like devices are getting smart enough to move kernel control functions into them entirely. Pretend every resource’s controller is programm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rgo NodeO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 response to a common problem in HPC that the kernel is too general and provides too much abstraction.</text:p>
              </text:list-item>
              <text:list-item>
                <text:p>HPC solutions are extra-sensitive to noise and pollution arising from sharing, abstraction overheads</text:p>
              </text:list-item>
              <text:list-item>
                <text:p>Extend existing Linux kernel mechanisms to provide better control:</text:p>
                <text:list>
                  <text:list-item>
                    <text:p>Create potentially make fake NUMA domains so that cpusets can control them</text:p>
                  </text:list-item>
                  <text:list-item>
                    <text:p>CPUs partitioned in the same way, with cpusets. ServiceOS (Linux) gets a small partition on each node.</text:p>
                  </text:list-item>
                  <text:list-item>
                    <text:p>Add scheduler policies to exempt processes entirely from CFS meddling, as well as <text:span text:style-name="T2">remove preemption,</text:span><text:span text:style-name="T3"> relying on processes to voluntarily yield time.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">Argo NodeOS: What does it solve?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 relative of true hardware disaggregation; increasingly HPC and datacenters have similar problems, but different requirements</text:p>
                <text:list>
                  <text:list-item>
                    <text:p>Utilization, noise, isolation</text:p>
                  </text:list-item>
                </text:list>
              </text:list-item>
              <text:list-item>
                <text:p>Another point in the cloud of what can’t work at scale. This can be viewed as “overlaying” the ideas of disaggregation onto a single node:</text:p>
                <text:list>
                  <text:list-item>
                    <text:p>Horizontally (read: distribute) resources across “islands”</text:p>
                  </text:list-item>
                  <text:list-item>
                    <text:p>Processes are mostly unaware of their context in a larger system</text:p>
                  </text:list-item>
                  <text:list-item>
                    <text:p>However, tinted with the high-coupling requirements of HPC</text:p>
                  </text:list-item>
                </text:list>
              </text:list-item>
              <text:list-item>
                <text:p>Why won’t this work at scale?</text:p>
                <text:list>
                  <text:list-item>
                    <text:p>HPC focuses on parallel workloads, not just distributed ones.</text:p>
                  </text:list-item>
                  <text:list-item>
                    <text:p>Kernel contention is still a problem with this. Heavily compute-oriented workloads may do well, but kernel contention grows more and more as the number of containers on a node incre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M3<text:tab/>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The oldest paper in the bunch, but an important modern anchor.</text:p>
              </text:list-item>
              <text:list-item>
                <text:p text:style-name="P1">Don’t restrict the operations a core can do, instead restrict who it can send messages to.</text:p>
                <text:list>
                  <text:list-item>
                    <text:p text:style-name="P1">Use a smart data-transfer unit (DTU) that acts as both a NIC and an MMU.</text:p>
                  </text:list-item>
                  <text:list-item>
                    <text:p text:style-name="P1">Simplify the question of hardware multiplexing by sidestepping it completely; assume you have loads of cores to use</text:p>
                  </text:list-item>
                </text:list>
              </text:list-item>
              <text:list-item>
                <text:p text:style-name="P1">Main challenges</text:p>
                <text:list>
                  <text:list-item>
                    <text:p text:style-name="P1">How to bring in accelerators as first-class citizens and not as devices?</text:p>
                  </text:list-item>
                  <text:list-item>
                    <text:p text:style-name="P1">How does the kernel interact with the DTU to provide isolation? What will the kernel structure look like?</text:p>
                  </text:list-item>
                  <text:list-item>
                    <text:p text:style-name="P1">How will the application model diff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M3<text:tab/>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Introduce a key hardware component: the DTU. Provides an interconnect to other DTUs via <text:span text:style-name="T2">endpoints. </text:span><text:span text:style-name="T3">Software interact with these endpoints via gates.</text:span></text:p>
              </text:list-item>
              <text:list-item>
                <text:p text:style-name="P1">Data transfer is done with explicit register writes to <text:s/>gates</text:p>
              </text:list-item>
              <text:list-item>
                <text:p text:style-name="P1">DTU spits messages out directly, asynchronously into a ringbuffer in processor-local memory</text:p>
              </text:list-item>
              <text:list-item>
                <text:p text:style-name="P1">Processors are separated into <text:span text:style-name="T2">kernel</text:span><text:span text:style-name="T3"> and </text:span><text:span text:style-name="T2">application</text:span><text:span text:style-name="T3"> processors.</text:span></text:p>
              </text:list-item>
              <text:list-item>
                <text:p text:style-name="P1"><text:span text:style-name="T3">All inter-application communication is done via configured endpoints</text:span></text:p>
                <text:list>
                  <text:list-item>
                    <text:p text:style-name="P1"><text:span text:style-name="T3">Cores do not context switch for IPC</text:span></text:p>
                  </text:list-item>
                  <text:list-item>
                    <text:p text:style-name="P1"><text:span text:style-name="T3">The kernel isn’t even involved in IPC after configuration</text:span></text:p>
                  </text:list-item>
                  <text:list-item>
                    <text:p text:style-name="P1"><text:span text:style-name="T3">The microkernel approach is very naturally suited to having a DT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M3: What does it solve?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ardware disaggregation? M3 superimposes a network-like model onto a single board. </text:p>
                <text:list>
                  <text:list-item>
                    <text:p>They explore a message-passing approach to communication between components, contrast with Breaking ISA Boundaries using a cache-coherence based system.</text:p>
                  </text:list-item>
                </text:list>
              </text:list-item>
              <text:list-item>
                <text:p>Utilization? Posits an alternative notion of utilization: power-restriction</text:p>
                <text:list>
                  <text:list-item>
                    <text:p>Unlike the multi-ISA paper which focuses on <text:span text:style-name="T2">saving</text:span><text:span text:style-name="T3"> energy, M3 suggests that full utilization is instead realized as power or heat problem – similar to TurboBoost or similar. Even if you could fully fill all processors with meaningful work, you wouldn’t.</text:span></text:p>
                  </text:list-item>
                </text:list>
              </text:list-item>
              <text:list-item>
                <text:p><text:span text:style-name="T3">Instead </text:span><text:span text:style-name="T2">improve efficiency</text:span><text:span text:style-name="T3"> by reducing work needed to multiplex hardware</text:span></text:p>
                <text:list>
                  <text:list-item>
                    <text:p><text:span text:style-name="T3">Don’t waste cycles context-switching. Just use an extra core!</text:span></text:p>
                  </text:list-item>
                  <text:list-item>
                    <text:p><text:span text:style-name="T3">Don’t waste cycles asking the kernel to move your message. Just use the DTU!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">Lego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Moving up from the board-level to the cluster level, LegoOS builds upon the M3 idea.</text:p>
              </text:list-item>
              <text:list-item>
                <text:p text:style-name="P1">Infiniband is pretty fast now, so why not just use that? They claim IB is ~50% the bandwidth of main memory and only ~10x worse latency.</text:p>
              </text:list-item>
              <text:list-item>
                <text:p text:style-name="P1">Simply run a <text:span text:style-name="T2">monitor</text:span><text:span text:style-name="T3"> at each hardware component on some kind of controller.</text:span></text:p>
              </text:list-item>
              <text:list-item>
                <text:p text:style-name="P1">Main challenges:</text:p>
                <text:list>
                  <text:list-item>
                    <text:p text:style-name="P1">How can we really perform when everything is attached over network?</text:p>
                  </text:list-item>
                  <text:list-item>
                    <text:p text:style-name="P1">How do you even manage these resources?</text:p>
                  </text:list-item>
                  <text:list-item>
                    <text:p text:style-name="P1">What if a component fails?</text:p>
                  </text:list-item>
                  <text:list-item>
                    <text:p text:style-name="P1">As with M3, how do you program against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">Lego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The splitkernel: there is no kernel. The kernel’s jobs are <text:span text:style-name="T2">split</text:span><text:span text:style-name="T3"> and distributed to the monitors of the components that it would be managing.</text:span></text:p>
              </text:list-item>
              <text:list-item>
                <text:p text:style-name="P1"><text:span text:style-name="T3">Most important: memory disaggregation. Most memory can be moved into a dedicated </text:span><text:span text:style-name="T2">mComponents</text:span><text:span text:style-name="T3"> that is accessed over IB.</text:span></text:p>
              </text:list-item>
              <text:list-item>
                <text:p text:style-name="P1"><text:span text:style-name="T3">But not all – ~4GB of memory is left at processors </text:span><text:span text:style-name="T2">(</text:span><text:span text:style-name="T2">pComponents)</text:span><text:span text:style-name="T3"> </text:span><text:span text:style-name="T3">as </text:span><text:span text:style-name="T2">exCache</text:span><text:span text:style-name="T3">. Basically, inflate the current model of how caches are setup so that local DRAM is just another level of the cache</text:span></text:p>
                <text:list>
                  <text:list-item>
                    <text:p text:style-name="P1"><text:span text:style-name="T3">This assumption breaks down if temporal locality is ruined; constant accesses across IB because of exCache misses will torpedo performance</text:span></text:p>
                  </text:list-item>
                </text:list>
              </text:list-item>
              <text:list-item>
                <text:p text:style-name="P1"><text:span text:style-name="T3">Support the Linux syscall interfac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">LegoOS: What does it solve?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LegoOS aims to be <text:span text:style-name="T2">the</text:span><text:span text:style-name="T3"> flagship hardware disaggregation research:</text:span></text:p>
                <text:list>
                  <text:list-item>
                    <text:p text:style-name="P1"><text:span text:style-name="T3">Device elasticity is greatly improved. Simply add </text:span><text:span text:style-name="T3">components to the network with IB </text:span><text:span text:style-name="T3">and tell the global resource manager about them and they can be utilized transparently</text:span></text:p>
                  </text:list-item>
                  <text:list-item>
                    <text:p text:style-name="P1"><text:span text:style-name="T3">ISA Heterogeneity is trivially solved. The </text:span><text:span text:style-name="T2">pComponent</text:span><text:span text:style-name="T3"> can execute whatever it likes, all communication with other </text:span><text:span text:style-name="T2">pComponents</text:span><text:span text:style-name="T3"> is done via IB.</text:span></text:p>
                  </text:list-item>
                </text:list>
              </text:list-item>
              <text:list-item>
                <text:p text:style-name="P1"><text:span text:style-name="T3">Accelerators are not explored!</text:span></text:p>
              </text:list-item>
              <text:list-item>
                <text:p text:style-name="P1"><text:span text:style-name="T3">Explores the notion of exactly how much work a “kernel” does. You have nearly complete flexibility in how resources are managed by breaking them into different components and running different monitors.</text:span></text:p>
                <text:list>
                  <text:list-header>
                    <text:p text:style-name="P1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Infiniswap, Hydra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Remodeling the OS is important for unifying disparate types of resources and addressing heterogeneity</text:p>
              </text:list-item>
              <text:list-item>
                <text:p text:style-name="P1">But, the main restriction in almost all cases is memory, both bandwidth and more important, latency.</text:p>
              </text:list-item>
              <text:list-item>
                <text:p text:style-name="P1">As IB is already faster than storage, most research on the fine details of disaggregation has focused on memory.</text:p>
                <text:list>
                  <text:list-item>
                    <text:p text:style-name="P1">How much lives here? How much lives there?</text:p>
                  </text:list-item>
                  <text:list-item>
                    <text:p text:style-name="P1">Using remote parts increases failure rate. How to cope?</text:p>
                  </text:list-item>
                  <text:list-item>
                    <text:p text:style-name="P1">What can remote memory be used for as an accelerant?</text:p>
                  </text:list-item>
                </text:list>
              </text:list-item>
              <text:list-item>
                <text:p text:style-name="P1">OSes address scaling, these techniques address performanc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Infiniswap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Remote memory is now “pretty close” over IB thanks to fast bandwidth, low latency. Definitely faster than disk</text:p>
              </text:list-item>
              <text:list-item>
                <text:p>Instead of paging to disk, why not page to someone else’s memory? If they aren’t using it, why can’t I?</text:p>
              </text:list-item>
              <text:list-item>
                <text:p>Main challenges:</text:p>
                <text:list>
                  <text:list-item>
                    <text:p>What % of working set can go into remote memory?</text:p>
                  </text:list-item>
                  <text:list-item>
                    <text:p>What profile of memory behavior suits this best?</text:p>
                  </text:list-item>
                  <text:list-item>
                    <text:p>How do we balance sharing memory vs needing to use it ourselv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Infiniswap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xposes <text:span text:style-name="T2">all</text:span><text:span text:style-name="T3"> of a cluster’s memory via a swap device implemented as a Linux block device.</text:span></text:p>
              </text:list-item>
              <text:list-item>
                <text:p><text:span text:style-name="T3">The Infiniswap server divides its virtual address space up into </text:span><text:span text:style-name="T2">slabs</text:span><text:span text:style-name="T3">. Each slab has a remote host it lives on, and also disk.</text:span></text:p>
              </text:list-item>
              <text:list-item>
                <text:p><text:span text:style-name="T3">When a slab becomes hot enough by exponential weighted moving average, the slab will be mapped to remote memory to accelerate access.</text:span></text:p>
              </text:list-item>
              <text:list-item>
                <text:p><text:span text:style-name="T3">How to distribute slabs? Use power of two choices and select the least-loaded out of two randomly selected hosts.</text:span></text:p>
              </text:list-item>
              <text:list-item>
                <text:p><text:span text:style-name="T3">A local Infiniswap daemon monitors used local memory and applies a “headroom” rule; when headroom drops below a fixed value, evict a slab being used for remote memory, give back to local applications. When headroom is above this, allocate a slab for remote memo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Infiniswap: What does it solve?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ses disaggregation to accelerate performance, increase utilization: ~4x speedup over disk, ~1.5x improvement in utilization</text:p>
              </text:list-item>
              <text:list-item>
                <text:p>Directly exploits the “smart NIC” inherent in RDMA to completely avoid using remote processing; the IB controller is smart enough to serve RDMA itself.</text:p>
                <text:list>
                  <text:list-item>
                    <text:p>Highly consistent with the “ambiguous morass of resources” that disaggregation aims at.</text:p>
                  </text:list-item>
                </text:list>
              </text:list-item>
              <text:list-item>
                <text:p>Is it practical? </text:p>
                <text:list>
                  <text:list-item>
                    <text:p>No element of multi-tenancy explored, which would increase paging activity.</text:p>
                  </text:list-item>
                  <text:list-item>
                    <text:p>Network is not a bottleneck, which will almost certainly not be true at some point</text:p>
                  </text:list-item>
                  <text:list-item>
                    <text:p>Failures are resolved only by resorting to dis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ydra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finiswap (or RemoteRegions), but with more availability.</text:p>
              </text:list-item>
              <text:list-item>
                <text:p>If you increase the number of devices hosting your memory, you increase failure rate. How to address this?</text:p>
              </text:list-item>
              <text:list-item>
                <text:p>The obvious approach is huge, cheap, but slow disk. That’s what Infiniswap does, right? Maybe we can do more with this remote memory.</text:p>
              </text:list-item>
              <text:list-item>
                <text:p>Main challenges:</text:p>
                <text:list>
                  <text:list-item>
                    <text:p>How to address tail latencies with schemes like Infiniband?</text:p>
                  </text:list-item>
                  <text:list-item>
                    <text:p>How to balance failure resilience with performance with remote memory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ydra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ydra is an erasure coding system, which protects against loss of a remote slab.</text:p>
                <text:list>
                  <text:list-item>
                    <text:p>Protects data by splitting it into <text:span text:style-name="T2">k</text:span><text:span text:style-name="T3"> pieces, encoding those </text:span><text:span text:style-name="T2">k </text:span><text:span text:style-name="T3">pieces to get </text:span><text:span text:style-name="T2">r </text:span><text:span text:style-name="T3">parity splits. Then, the whole can recovered by getting </text:span><text:span text:style-name="T2">k </text:span><text:span text:style-name="T3">of the (</text:span><text:span text:style-name="T2">k+r</text:span><text:span text:style-name="T3">) pieces.</text:span></text:p>
                  </text:list-item>
                </text:list>
              </text:list-item>
              <text:list-item>
                <text:p><text:span text:style-name="T3">For each 4KB page, self-code it into </text:span><text:span text:style-name="T2">k</text:span><text:span text:style-name="T3"> splits and encode that. Then, distribute those. </text:span></text:p>
                <text:list>
                  <text:list-item>
                    <text:p><text:span text:style-name="T3">Write all </text:span><text:span text:style-name="T2">(k+r) </text:span><text:span text:style-name="T3">splits at the same time. </text:span><text:span text:style-name="T4">When reading, read random </text:span><text:span text:style-name="T5">k+∆</text:span><text:span text:style-name="T4"> simultaneously for protection against </text:span><text:span text:style-name="T2">∆</text:span><text:span text:style-name="T3"> failures. This also improves tail latency by allowing stragglers to not matter.</text:span></text:p>
                  </text:list-item>
                </text:list>
              </text:list-item>
              <text:list-item>
                <text:p><text:span text:style-name="T3">Where to place the splits? Use CodingSets, an extension of CopySets.</text:span></text:p>
                <text:list>
                  <text:list-item>
                    <text:p><text:span text:style-name="T3">A little complex to explain: a copyset is any subset of servers needed to cause data loss for the whole set of servers.</text:span><text:span text:style-name="T3"><text:line-break/></text:span><text:span text:style-name="T3">E.g. if you have a </text:span><text:span text:style-name="T2">(8+2)</text:span><text:span text:style-name="T3"> scheme, then losing 3 servers will result in data loss. Thus, all 3-combinations of your 10 nodes are copysets: (1,2,3), (2,3,4), etc.</text:span></text:p>
                  </text:list-item>
                  <text:list-item>
                    <text:p><text:span text:style-name="T3">For a coding group (the servers hosting some splits), the probability of a loss event is the ratio of copysets in the coding group to all copysets.</text:span><text:span text:style-name="T3"><text:line-break/></text:span><text:span text:style-name="T3">Intuitively: if you have fewer choices, failures must become more correlate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ydra: What does it solve?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isaggregation comes with the subtle danger of decreased MTTF: more devices means more independent failure rates.</text:p>
              </text:list-item>
              <text:list-item>
                <text:p>Especially as disaggregation takes more hold and e.g. LegoOS is realized, independent failures can seriously jeopardize applications</text:p>
              </text:list-item>
              <text:list-item>
                <text:p>Hydra and other resilience schemes mitigate those dangers and improve overall reliabilit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Foreshadow: Security Concern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s one of the primary goals, resource utilization really invites things like multi-tenancy and aggressive containerization.</text:p>
              </text:list-item>
              <text:list-item>
                <text:p>Secure applications typically have not been well-suited to cloud environments, given the routine schedule with which VM and container programs are shown to be insecure or compromisable.</text:p>
              </text:list-item>
              <text:list-item>
                <text:p>The advent and adoption of trusted computing enclaves renewed interest in the possibility of doing trusted computing on untrusted hardware. </text:p>
                <text:list>
                  <text:list-item>
                    <text:p>E.g. government services, end-user data, secure cryptography</text:p>
                  </text:list-item>
                </text:list>
              </text:list-item>
              <text:list-item>
                <text:p>Recent research has seriously compromised some trusted computing enviromen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Foreshadow: Intel SGX Broke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An extremely complex attack that may have never been used in the wild, it is similar in nature to Spectre and Meltdown as a branch speculation misprediction attack.</text:p>
              </text:list-item>
              <text:list-item>
                <text:p>However, Intel SGX puts increases the difficulty of the attack by strengthening data security.</text:p>
              </text:list-item>
              <text:list-item>
                <text:p>The user-space attack:</text:p>
                <text:list>
                  <text:list-item>
                    <text:p>Enclave secrets must be in <text:span text:style-name="T2">L1</text:span> cache, by executing the victim enclave</text:p>
                  </text:list-item>
                  <text:list-item>
                    <text:p>Accessing oracle slots will trigger abort semantics, resulting in L1 cache invalidation. So, oracle slot pages must be marked non-present. </text:p>
                  </text:list-item>
                  <text:list-item>
                    <text:p>Enclave transition clears the TLB, which makes oracle access too slow, so TLB entries for oracle must be <text:span text:style-name="T2">re-</text:span><text:span text:style-name="T3">established.</text:span></text:p>
                  </text:list-item>
                  <text:list-item>
                    <text:p><text:span text:style-name="T3">Then, the transient code is executed that attempts to fetch a value from the oracle slot at the byte corresponding to the secret value (256 oracle slots)</text:span></text:p>
                  </text:list-item>
                  <text:list-item>
                    <text:p><text:span text:style-name="T3">If the attack succeeds, access time to the oracle slot at the secret index will be fast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Foreshadow: What does it mean?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nly the user-space attack was given, which reads single bytes. The attack can also read full cache lines by reducing fault pollution, using page aliasing.</text:p>
              </text:list-item>
              <text:list-item>
                <text:p>Even worse, SGX Enclaves can be stepped using a timer technique, improving temporal resolution of the secrets they can extract.</text:p>
              </text:list-item>
              <text:list-item>
                <text:p>Intel’s <text:span text:style-name="T2">launch keys </text:span><text:span text:style-name="T3">and </text:span><text:span text:style-name="T2">platform key</text:span><text:span text:style-name="T3"> were leaked in this way, allowing unsigned enclaves to be run in production, as well as forge arbitrary remote attestations!</text:span></text:p>
              </text:list-item>
              <text:list-item>
                <text:p><text:span text:style-name="T3">While reportedly AMD was not affected by this exploit, other similar exploits cast a dark cloud on the idea of untrusted cloud computing.</text:span></text:p>
              </text:list-item>
              <text:list-item>
                <text:p><text:span text:style-name="T3">This is a serious danger for heterogeneous computing platforms, as this increases the attack surface </text:span><text:span text:style-name="T2">substantial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SkyBridge, XPC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ost of the systems discussed so far have been architected on microkernels, an unusual choice considering their history of being sidelined since their “IPC was too slow.”</text:p>
              </text:list-item>
              <text:list-item>
                <text:p>Both of these papers demonstrate improvements in IPC times with either hardware functionality hacks or wholly-new hardware components.</text:p>
              </text:list-item>
              <text:list-item>
                <text:p>Continual improvement on the Achilles’s Heel of microkernels further strengthens their position in the research of hardware disaggregatio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kyBridg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he majority of IPC cost is address space changes and privilege mode changes. Monolithic kernels have traditionally superior IPC performance because they do <text:span text:style-name="T2">fewer</text:span><text:span text:style-name="T3"> of them.</text:span></text:p>
              </text:list-item>
              <text:list-item>
                <text:p><text:span text:style-name="T3">Intel SGX provides a mechanism allowing the execution by a VM of a VM function that’s provided by the hypervisor </text:span><text:span text:style-name="T2">without a VM exit.</text:span></text:p>
              </text:list-item>
              <text:list-item>
                <text:p><text:span text:style-name="T3">Importantly, Intel provides a VM function to switch VM page tables. </text:span></text:p>
              </text:list-item>
              <text:list-item>
                <text:p><text:span text:style-name="T3">Main challenges:</text:span></text:p>
                <text:list>
                  <text:list-item>
                    <text:p><text:span text:style-name="T3">Will using the virtualization layer in a general way like this be expensive?</text:span></text:p>
                  </text:list-item>
                  <text:list-item>
                    <text:p><text:span text:style-name="T3">How hard will it be to incorporate this VMFUNC technique?</text:span></text:p>
                  </text:list-item>
                  <text:list-item>
                    <text:p><text:span text:style-name="T3">What kind of security issues does this introduce if users can switch processes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kyBridg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Address space changes: A VM function exists to switch a VM’s page tables.</text:p>
                <text:list>
                  <text:list-item>
                    <text:p>A server registers and trampoline code is mapped in, a server ID is assigned</text:p>
                  </text:list-item>
                  <text:list-item>
                    <text:p>A client registers with a server ID, trampoline code is mapped in</text:p>
                  </text:list-item>
                  <text:list-item>
                    <text:p>Direct server call involves calling the switch EPT VMFUNC with the server ID. The server function is directly invoked by the trampoline.</text:p>
                  </text:list-item>
                </text:list>
              </text:list-item>
              <text:list-item>
                <text:p>Under the microkernel model servers are just as privileged, obviating modeswitches.</text:p>
              </text:list-item>
              <text:list-item>
                <text:p>A minimal VM rootkernel is inserted under the “true” kernel that does as little as possible.</text:p>
              </text:list-item>
              <text:list-item>
                <text:p>When a program registers with SkyBridge, the binary is searched for illegal VMFUNC instru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kyBridge: What does it solve?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sing fully commodity hardware, IPC is greatly accelerated for microkernels: between 1.5x and 20x speedup compared to other microkernels, or even up to 50x for cross-core IPC.</text:p>
              </text:list-item>
              <text:list-item>
                <text:p>Improves IPC cost to ~400 cycles, not much more than Linux ~150 cycles for a syscall.</text:p>
              </text:list-item>
              <text:list-item>
                <text:p>Hardware acceleration to the IPC problem can make microkernels competitive with monolithic kerne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XPC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SkyBridge is lightweight because virtually all modern Intel CPUs are already equipped with the mechanism needed to make it happen.</text:p>
              </text:list-item>
              <text:list-item>
                <text:p>But XPC takes it further: design a component that manifests an “xcall” capability directly in hardware.</text:p>
              </text:list-item>
              <text:list-item>
                <text:p>Main challenges:</text:p>
                <text:list>
                  <text:list-item>
                    <text:p>Can the IPC improvements justify the cost of integrating a new hardware component ?</text:p>
                  </text:list-item>
                  <text:list-item>
                    <text:p>Does this mechanism of direct cross-process call introduce security problems?</text:p>
                  </text:list-item>
                  <text:list-item>
                    <text:p>How will kernels integrate this? How will applications use it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XPC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In RISC-V, construct a new hardware component that, like the MMU or interrupt table, manages an aspect of processor execution: jumping to another process.</text:p>
              </text:list-item>
              <text:list-item>
                <text:p>Details:</text:p>
                <text:list>
                  <text:list-item>
                    <text:p>A global <text:span text:style-name="T2">x-entry-table</text:span><text:span text:style-name="T3"> stores all functions that can be jumped to. </text:span></text:p>
                  </text:list-item>
                  <text:list-item>
                    <text:p><text:span text:style-name="T3">Each process has an </text:span><text:span text:style-name="T2">xcall-cap-reg</text:span><text:span text:style-name="T3">, a bitmap describing which entries in the above table it can call.</text:span></text:p>
                  </text:list-item>
                  <text:list-item>
                    <text:p><text:span text:style-name="T3">When the </text:span><text:span text:style-name="T2">xcall</text:span><text:span text:style-name="T3"> instruction is executed, the information needed to get back is pushed into the </text:span><text:span text:style-name="T2">link stack.</text:span><text:span text:style-name="T3"> </text:span></text:p>
                  </text:list-item>
                  <text:list-item>
                    <text:p><text:span text:style-name="T3">There’s a relay segment that serves as a “scratch space” to share with the callee, which each step in the call chain can shrink. There can be multiple relay segments to provide independent call stacks.</text:span></text:p>
                  </text:list-item>
                </text:list>
              </text:list-item>
              <text:list-item>
                <text:p><text:span text:style-name="T3">Resolving multi-step chains in the event of application fault is handled by the kernel checking the link stacks and the hardware raising exceptions to unwind the stac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XPC: What does it solve?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ardware diversification is at the core of disaggregation, and for the cost of ~2% of an FPGA’s LUT, IPC cycles can be reduced to as little as 17 cycles (116 without TLB tagging).</text:p>
              </text:list-item>
              <text:list-item>
                <text:p>SkyBridge and XPC illustrate an important idea: hardware design is not a dead-end, and the future of disaggregation is largely in hardware innovation.</text:p>
                <text:list>
                  <text:list-item>
                    <text:p>If IPC can be reduced to ~0, the cost of scaling becomes the cost of the interconn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onclusion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In my opinion, hardware disaggregation represents the future of continued performance gains</text:p>
              </text:list-item>
              <text:list-item>
                <text:p text:style-name="P1">Accelerating the CPU via Moore’s law has been over, and creative ways of using our existing computing devices can only generate so many returns</text:p>
              </text:list-item>
              <text:list-item>
                <text:p text:style-name="P1">New accelerators (GPU, TPU, DPUs) are being aggressively developed and must be incorporated into the programming model.</text:p>
              </text:list-item>
              <text:list-item>
                <text:p text:style-name="P1">Microkernels running on novel, creative hardware to accelerate process switch and device communication can reduce the overhead to nearly zero plus the cost of the interconnect.</text:p>
                <text:list>
                  <text:list-header>
                    <text:p text:style-name="P1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921cm" fo:min-width="0.671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655cm" svg:height="1.655cm" svg:x="25.875cm" svg:y="13.9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7cm" svg:y="14.05cm">
        <draw:text-box>
          <text:p text:style-name="MP7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14:59:22.354684399</meta:creation-date>
    <meta:editing-duration>PT1H23M25S</meta:editing-duration>
    <meta:editing-cycles>13</meta:editing-cycles>
    <meta:generator>LibreOffice/7.3.2.2$Linux_X86_64 LibreOffice_project/49f2b1bff42cfccbd8f788c8dc32c1c309559be0</meta:generator>
    <dc:title>Midnightblue</dc:title>
    <dc:date>2022-04-27T04:21:33.028514758</dc:date>
    <meta:document-statistic meta:object-count="190"/>
  </office:meta>
</office:document-meta>
</file>